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fo:font-weight="normal" officeooo:rsid="000a3255" officeooo:paragraph-rsid="000a3255" style:font-size-asian="12pt" style:font-weight-asian="normal" style:font-size-complex="12pt" style:font-weight-complex="normal"/>
    </style:style>
    <style:style style:name="P2" style:family="paragraph" style:parent-style-name="Text_20_body">
      <style:text-properties fo:font-size="12pt" fo:font-weight="normal" officeooo:rsid="000a3255" officeooo:paragraph-rsid="000a3255" style:font-size-asian="12pt" style:font-weight-asian="normal" style:font-size-complex="12pt" style:font-weight-complex="normal"/>
    </style:style>
    <style:style style:name="P3" style:family="paragraph" style:parent-style-name="Text_20_body">
      <style:text-properties fo:font-size="12pt" fo:font-weight="normal" officeooo:rsid="000daf13" officeooo:paragraph-rsid="000daf13" style:font-size-asian="12pt" style:font-weight-asian="normal" style:font-size-complex="12pt" style:font-weight-complex="normal"/>
    </style:style>
    <style:style style:name="P4" style:family="paragraph" style:parent-style-name="Text_20_body">
      <style:text-properties fo:font-size="12pt" fo:font-weight="normal" officeooo:rsid="0010e41a" officeooo:paragraph-rsid="0010e41a" style:font-size-asian="12pt" style:font-weight-asian="normal" style:font-size-complex="12pt" style:font-weight-complex="normal"/>
    </style:style>
    <style:style style:name="P5" style:family="paragraph" style:parent-style-name="Text_20_body">
      <style:text-properties fo:font-size="12pt" fo:font-weight="normal" officeooo:rsid="00145e8a" officeooo:paragraph-rsid="00145e8a" style:font-size-asian="12pt" style:font-weight-asian="normal" style:font-size-complex="12pt" style:font-weight-complex="normal"/>
    </style:style>
    <style:style style:name="P6" style:family="paragraph" style:parent-style-name="Text_20_body">
      <style:text-properties fo:font-size="12pt" fo:font-weight="normal" officeooo:rsid="0012b654" officeooo:paragraph-rsid="0012b654" style:font-size-asian="12pt" style:font-weight-asian="normal" style:font-size-complex="12pt" style:font-weight-complex="normal"/>
    </style:style>
    <style:style style:name="P7" style:family="paragraph" style:parent-style-name="Text_20_body">
      <style:text-properties fo:font-size="12pt" fo:font-weight="bold" officeooo:rsid="000daf13" officeooo:paragraph-rsid="000daf13" style:font-size-asian="12pt" style:font-weight-asian="bold" style:font-size-complex="12pt" style:font-weight-complex="bold"/>
    </style:style>
    <style:style style:name="P8" style:family="paragraph" style:parent-style-name="Text_20_body">
      <style:text-properties fo:font-size="12pt" fo:font-weight="bold" officeooo:rsid="0010e41a" officeooo:paragraph-rsid="0010e41a" style:font-size-asian="12pt" style:font-weight-asian="bold" style:font-size-complex="12pt" style:font-weight-complex="bold"/>
    </style:style>
    <style:style style:name="P9" style:family="paragraph" style:parent-style-name="Text_20_body">
      <style:text-properties officeooo:rsid="00092157" officeooo:paragraph-rsid="00092157"/>
    </style:style>
    <style:style style:name="P10" style:family="paragraph" style:parent-style-name="Text_20_body">
      <style:text-properties fo:font-weight="bold" officeooo:rsid="000a1f27" officeooo:paragraph-rsid="000a1f27" style:font-weight-asian="bold" style:font-weight-complex="bold"/>
    </style:style>
    <style:style style:name="P11" style:family="paragraph" style:parent-style-name="Text_20_body">
      <style:text-properties fo:font-weight="bold" officeooo:rsid="00145e8a" officeooo:paragraph-rsid="00145e8a" style:font-weight-asian="bold" style:font-weight-complex="bold"/>
    </style:style>
    <style:style style:name="P12" style:family="paragraph" style:parent-style-name="Text_20_body">
      <style:text-properties fo:font-weight="bold" officeooo:rsid="00163d8a" officeooo:paragraph-rsid="00163d8a" style:font-weight-asian="bold" style:font-weight-complex="bold"/>
    </style:style>
    <style:style style:name="P13" style:family="paragraph" style:parent-style-name="Text_20_body">
      <style:text-properties fo:font-weight="bold" officeooo:rsid="00092157" officeooo:paragraph-rsid="00092157" style:font-weight-asian="bold" style:font-weight-complex="bold"/>
    </style:style>
    <style:style style:name="P14" style:family="paragraph" style:parent-style-name="Text_20_body">
      <style:text-properties officeooo:rsid="000a1f27" officeooo:paragraph-rsid="000a1f27"/>
    </style:style>
    <style:style style:name="P15" style:family="paragraph" style:parent-style-name="Text_20_body">
      <style:text-properties officeooo:rsid="000a3255" officeooo:paragraph-rsid="000a3255"/>
    </style:style>
    <style:style style:name="P16" style:family="paragraph" style:parent-style-name="Text_20_body">
      <style:text-properties officeooo:rsid="000b072a" officeooo:paragraph-rsid="000b072a"/>
    </style:style>
    <style:style style:name="P17" style:family="paragraph" style:parent-style-name="Text_20_body">
      <style:text-properties officeooo:rsid="000cb083" officeooo:paragraph-rsid="000cb083"/>
    </style:style>
    <style:style style:name="P18" style:family="paragraph" style:parent-style-name="Text_20_body">
      <style:text-properties officeooo:rsid="00145e8a" officeooo:paragraph-rsid="00145e8a"/>
    </style:style>
    <style:style style:name="P19" style:family="paragraph" style:parent-style-name="Text_20_body">
      <style:text-properties fo:font-size="15pt" fo:font-weight="bold" officeooo:rsid="000a3255" officeooo:paragraph-rsid="000a3255" style:font-size-asian="15pt" style:font-weight-asian="bold" style:font-size-complex="15pt" style:font-weight-complex="bold"/>
    </style:style>
    <style:style style:name="P20" style:family="paragraph" style:parent-style-name="Text_20_body">
      <style:text-properties officeooo:rsid="00163d8a" officeooo:paragraph-rsid="00163d8a"/>
    </style:style>
    <style:style style:name="P21" style:family="paragraph" style:parent-style-name="Text_20_body">
      <style:text-properties style:text-line-through-style="none" style:text-line-through-type="none" fo:font-weight="normal" officeooo:rsid="00163d8a" officeooo:paragraph-rsid="00163d8a" style:font-weight-asian="normal" style:font-weight-complex="normal"/>
    </style:style>
    <style:style style:name="P22" style:family="paragraph" style:parent-style-name="Text_20_body">
      <style:text-properties officeooo:rsid="0017b71b" officeooo:paragraph-rsid="0017b71b"/>
    </style:style>
    <style:style style:name="P23" style:family="paragraph" style:parent-style-name="Text_20_body">
      <style:text-properties fo:color="#c9211e" loext:opacity="100%" fo:font-weight="bold" officeooo:rsid="00163d8a" officeooo:paragraph-rsid="00163d8a" style:font-weight-asian="bold" style:font-weight-complex="bold"/>
    </style:style>
    <style:style style:name="P24" style:family="paragraph" style:parent-style-name="Text_20_body">
      <style:text-properties officeooo:rsid="0019a5f2" officeooo:paragraph-rsid="0019a5f2"/>
    </style:style>
    <style:style style:name="P25" style:family="paragraph" style:parent-style-name="Text_20_body">
      <style:text-properties fo:color="#2a6099" loext:opacity="100%" fo:font-size="12pt" fo:font-weight="bold" officeooo:rsid="001b88bb" officeooo:paragraph-rsid="001b88bb" style:font-size-asian="12pt" style:font-weight-asian="bold" style:font-size-complex="12pt" style:font-weight-complex="bold"/>
    </style:style>
    <style:style style:name="P26" style:family="paragraph" style:parent-style-name="Text_20_body" style:list-style-name="L1">
      <style:paragraph-properties fo:margin-top="0cm" fo:margin-bottom="0cm" style:contextual-spacing="false"/>
      <style:text-properties fo:color="#c9211e" loext:opacity="100%"/>
    </style:style>
    <style:style style:name="P27" style:family="paragraph" style:parent-style-name="Text_20_body" style:list-style-name="L1">
      <style:text-properties fo:color="#c9211e" loext:opacity="100%"/>
    </style:style>
    <style:style style:name="P28" style:family="paragraph" style:parent-style-name="Text_20_body" style:list-style-name="L2">
      <style:paragraph-properties fo:margin-top="0cm" fo:margin-bottom="0cm" style:contextual-spacing="false"/>
      <style:text-properties fo:color="#c9211e" loext:opacity="100%"/>
    </style:style>
    <style:style style:name="P29" style:family="paragraph" style:parent-style-name="Text_20_body" style:list-style-name="L2">
      <style:text-properties fo:color="#c9211e" loext:opacity="100%"/>
    </style:style>
    <style:style style:name="P30" style:family="paragraph" style:parent-style-name="Text_20_body" style:list-style-name="L3">
      <style:text-properties fo:font-size="12pt" fo:font-weight="normal" officeooo:rsid="000f3ad0" officeooo:paragraph-rsid="000f3ad0" style:font-size-asian="12pt" style:font-weight-asian="normal" style:font-size-complex="12pt" style:font-weight-complex="normal"/>
    </style:style>
    <style:style style:name="P31" style:family="paragraph" style:parent-style-name="Text_20_body" style:list-style-name="L3">
      <style:text-properties fo:font-size="12pt" fo:font-weight="normal" officeooo:rsid="0010e41a" officeooo:paragraph-rsid="0010e41a" style:font-size-asian="12pt" style:font-weight-asian="normal" style:font-size-complex="12pt" style:font-weight-complex="normal"/>
    </style:style>
    <style:style style:name="P32" style:family="paragraph" style:parent-style-name="Text_20_body" style:list-style-name="L4">
      <style:text-properties fo:color="#2a6099" loext:opacity="100%" fo:font-size="12pt" fo:font-weight="bold" officeooo:rsid="001b88bb" officeooo:paragraph-rsid="001b88bb" style:font-size-asian="12pt" style:font-weight-asian="bold" style:font-size-complex="12pt" style:font-weight-complex="bold"/>
    </style:style>
    <style:style style:name="P33" style:family="paragraph" style:parent-style-name="Text_20_body" style:list-style-name="L4">
      <style:text-properties fo:color="#2a6099" loext:opacity="100%" fo:font-size="12pt" fo:font-weight="bold" officeooo:rsid="001cb505" officeooo:paragraph-rsid="001cb505" style:font-size-asian="12pt" style:font-weight-asian="bold" style:font-size-complex="12pt" style:font-weight-complex="bold"/>
    </style:style>
    <style:style style:name="P34" style:family="paragraph" style:parent-style-name="Text_20_body">
      <style:text-properties officeooo:rsid="000a3255" officeooo:paragraph-rsid="000a3255"/>
    </style:style>
    <style:style style:name="P35" style:family="paragraph" style:parent-style-name="Text_20_body">
      <style:text-properties officeooo:rsid="001d0ba1" officeooo:paragraph-rsid="001d0ba1"/>
    </style:style>
    <style:style style:name="P36" style:family="paragraph" style:parent-style-name="Text_20_body">
      <style:text-properties fo:font-weight="bold" officeooo:rsid="000a3255" officeooo:paragraph-rsid="000a3255" style:font-weight-asian="bold" style:font-weight-complex="bold"/>
    </style:style>
    <style:style style:name="T1" style:family="text">
      <style:text-properties officeooo:rsid="000a3255"/>
    </style:style>
    <style:style style:name="T2" style:family="text">
      <style:text-properties officeooo:rsid="000b072a"/>
    </style:style>
    <style:style style:name="T3" style:family="text">
      <style:text-properties officeooo:rsid="000cb083"/>
    </style:style>
    <style:style style:name="T4" style:family="text">
      <style:text-properties officeooo:rsid="0010e41a"/>
    </style:style>
    <style:style style:name="T5" style:family="text">
      <style:text-properties officeooo:rsid="0012b654"/>
    </style:style>
    <style:style style:name="T6" style:family="text">
      <style:text-properties officeooo:rsid="00163d8a"/>
    </style:style>
    <style:style style:name="T7" style:family="text">
      <style:text-properties fo:color="#c9211e" loext:opacity="100%"/>
    </style:style>
    <style:style style:name="T8" style:family="text">
      <style:text-properties officeooo:rsid="001cb505"/>
    </style:style>
    <style:style style:name="T9" style:family="text">
      <style:text-properties officeooo:rsid="001d0ba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ilestone documentation:</text:p>
      <text:list xml:id="list361440480" text:style-name="L1">
        <text:list-item>
          <text:p text:style-name="P26">roles within the team </text:p>
        </text:list-item>
        <text:list-item>
          <text:p text:style-name="P26">assessment criteria for each team member's performance </text:p>
        </text:list-item>
        <text:list-item>
          <text:p text:style-name="P26">quality criteria for the project </text:p>
        </text:list-item>
        <text:list-item>
          <text:p text:style-name="P27">the team's goal </text:p>
        </text:list-item>
      </text:list>
      <text:p text:style-name="Text_20_body"><text:span text:style-name="Strong_20_Emphasis"><text:span text:style-name="T7">"Homework" for Milestone 1:</text:span></text:span></text:p>
      <text:list xml:id="list3389698958" text:style-name="L2">
        <text:list-item>
          <text:p text:style-name="P28">e-mail-list for the team, Dropbox or other team &amp; project collaboration tool </text:p>
        </text:list-item>
        <text:list-item>
          <text:p text:style-name="P28">print and sign team goal </text:p>
        </text:list-item>
        <text:list-item>
          <text:p text:style-name="P28">detailed list of personal and general performance and quality criteria </text:p>
        </text:list-item>
        <text:list-item>
          <text:p text:style-name="P28">naming a team member who will be responsible for holding the team to these standards </text:p>
        </text:list-item>
        <text:list-item>
          <text:p text:style-name="P28">Expressive photographs of current traffic situation </text:p>
        </text:list-item>
        <text:list-item>
          <text:p text:style-name="P28">What is spacial there </text:p>
        </text:list-item>
        <text:list-item>
          <text:p text:style-name="P28">What data will you need for the simulation model </text:p>
        </text:list-item>
        <text:list-item>
          <text:p text:style-name="P29">Which four (!) experiments would you like to conduct </text:p>
        </text:list-item>
      </text:list>
      <text:p text:style-name="P12"/>
      <text:p text:style-name="P13">---</text:p>
      <text:p text:style-name="P13"/>
      <text:p text:style-name="P13">Done:</text:p>
      <text:p text:style-name="P9">Whatsapp Group</text:p>
      <text:p text:style-name="P24">Discord Server</text:p>
      <text:p text:style-name="P24">Github rep</text:p>
      <text:p text:style-name="P9">Decide on photo <text:span text:style-name="T1">team</text:span></text:p>
      <text:p text:style-name="P9">assign roles</text:p>
      <text:p text:style-name="P18">Draft experiments</text:p>
      <text:p text:style-name="P22">Draft data needed</text:p>
      <text:p text:style-name="P18">Draft <text:s/><text:span text:style-name="T6">Team Go</text:span>al</text:p>
      <text:p text:style-name="P20">Draft Performance Criteria</text:p>
      <text:p text:style-name="P20">Draft Quality Criteria</text:p>
      <text:p text:style-name="P18"/>
      <text:p text:style-name="P11">To Do:</text:p>
      <text:p text:style-name="P18">Take photos</text:p>
      <text:p text:style-name="P24">Agree on the points that a currently drafts</text:p>
      <text:p text:style-name="P24">Get into the discord and github</text:p>
      <text:p text:style-name="P18"/>
      <text:p text:style-name="P18"/>
      <text:p text:style-name="P12"><text:soft-page-break/>Data needed:</text:p>
      <text:p text:style-name="P21">- inter-arrival-times for all streets that lead to the crossroads</text:p>
      <text:p text:style-name="P21">- inter-exiting-times for all streets leaving the crossroads</text:p>
      <text:p text:style-name="P21">- trafficlights (probably provided)</text:p>
      <text:p text:style-name="P21">(Maybe we should just film the crossroads for a while so we can actually tell which car goes where for a more accurate historical analysis. We can ask if we are allowed to.)</text:p>
      <text:p text:style-name="Text_20_body"/>
      <text:p text:style-name="P10">Planned experiments:</text:p>
      <text:p text:style-name="P14"><text:span text:style-name="T3">1) </text:span>With the current average traffic, do the crossroads have a better <text:span text:style-name="T9">waiting time/ </text:span>troughput <text:span text:style-name="T9">as it is</text:span> or <text:span text:style-name="T9">with</text:span> a roundabout?</text:p>
      <text:p text:style-name="P14"><text:span text:style-name="T3">2) </text:span>If we increase the traffic, which solution has the higher troughout/<text:span text:style-name="T9">waiting time</text:span>? We <text:span text:style-name="T1">could gradually increase the traffic (parameter variation) to see the effect. Or if computing times get to long we should iteratively look for interesting spots.</text:span></text:p>
      <text:p text:style-name="P15"><text:span text:style-name="T3">3) </text:span>If we replace <text:span text:style-name="T9">one/both</text:span> one-way-street by a two-way (or rather allow to use it two-way<text:span text:style-name="T2">), is the troughput/</text:span><text:span text:style-name="T9">waiting time</text:span><text:span text:style-name="T2"> better/worse than currently? How about roundabout+two-way street? This takes </text:span><text:span text:style-name="T3">several</text:span><text:span text:style-name="T2"> experiments </text:span><text:span text:style-name="T3">OR w</text:span><text:span text:style-name="T2">e could </text:span><text:span text:style-name="T3">c</text:span><text:span text:style-name="T2">ompare all in one experiment but we’ll need more than a t-test for that. It’s an ANOVA I believe – but I’ve actually done one befor</text:span><text:span text:style-name="T3">e in statistics so that’s doable.</text:span></text:p>
      <text:p text:style-name="P35">Possibly we’ll have to do that with increased traffic too.</text:p>
      <text:p text:style-name="P17">(However this ANOVA would also answer question 1, so I’ll suggest 5 experiments)</text:p>
      <text:p text:style-name="P16"><text:span text:style-name="T3">4) </text:span>If we start with a traffic jam, which solution is fastest <text:span text:style-name="T3">at</text:span> getting rid of that?</text:p>
      <text:p text:style-name="P17">5) <text:span text:style-name="T9">Does it make a difference if we feed all 5 steets into the roundabout or just 4? (as 2 could/ should merge before)</text:span></text:p>
      <text:p text:style-name="P14"/>
      <text:p text:style-name="P36">Notes:</text:p>
      <text:p text:style-name="P15">Arrival times are likely to be exponentially distributed with parameters we have to figure out. <text:span text:style-name="T3">We need to infer the distribution from our measured data else we can’t hope to get enough data to test stuff.</text:span></text:p>
      <text:p text:style-name="P15">We should try to collect data for historical validation method</text:p>
      <text:p text:style-name="P15">Photo-team, please check if the current one-way street is even wide enough to be used two-way. </text:p>
      <text:p text:style-name="P17">I would like to do something about safety because will will get accident data. But I have at this point no idea how to implement that. How we would simulate an accident. Maybe it will be more clear once we have the data. </text:p>
      <text:p text:style-name="P35">The node is small, 2 or 3 people per setting would be enough to collect data. So organizing could be easier if we go in 2 or 3 groups.</text:p>
      <text:p text:style-name="P35">There is not much traffic, without increasing it there may not be any difference to be found.</text:p>
      <text:p text:style-name="Text_20_body"><text:soft-page-break/></text:p>
      <text:p text:style-name="P19">Documentation:</text:p>
      <text:p text:style-name="P19"/>
      <text:p text:style-name="P15">Team Leader – Madeleine <text:span text:style-name="T5">(present milestone 1, 2 and 8)</text:span></text:p>
      <text:p text:style-name="P15">Conceptual Model – Ganesh <text:span text:style-name="T5">(present milestone 3)</text:span></text:p>
      <text:h text:style-name="P1" text:outline-level="3">Data Acquisition – Razesh <text:span text:style-name="T5">(present milestone 4)</text:span></text:h>
      <text:p text:style-name="P2">Chief Software Architect – Jannis <text:span text:style-name="T5">(present milestone 5)</text:span></text:p>
      <text:h text:style-name="P1" text:outline-level="3">Validation and Quality Control – Atif <text:span text:style-name="T5">(present milestone 6)</text:span></text:h>
      <text:h text:style-name="P1" text:outline-level="3"><text:span text:style-name="T2">Experimental Design</text:span> – Manu <text:span text:style-name="T5">(present milestone 7)</text:span></text:h>
      <text:p text:style-name="P2"/>
      <text:p text:style-name="P7">Team Goal:</text:p>
      <text:p text:style-name="P3"/>
      <text:p text:style-name="P5">We are team C-rious (name pending). </text:p>
      <text:p text:style-name="P5">Our project goal is to finish the Simulation project with a good grade (2 in front at least) for every member. We will apply our mostly theoretical knwoledge gained in the „Introduction to Simulation“ course into practical use. We will overcome any hurdle that may be in our way by working together and combining our strenghts. We will grow and develope new skill both professional and in teamwork.</text:p>
      <text:p text:style-name="P5">Everyone agrees to our list of performance criteria to be a valuable member and communicate properly. For our meetings we will be prepared and mind the time planned for each section by the teamlader. We are also willing to shelf our oun agenda in favor of more pressing issues that need to be discussed in person.</text:p>
      <text:p text:style-name="P3"/>
      <text:p text:style-name="P7">Performace Criteria:</text:p>
      <text:list xml:id="list2246303126" text:style-name="L3">
        <text:list-item>
          <text:p text:style-name="P30">We will not ignore any teammember’s questions, needs or opinions.</text:p>
        </text:list-item>
        <text:list-item>
          <text:p text:style-name="P30">If we can’t agree by discussing we should vote.</text:p>
        </text:list-item>
        <text:list-item>
          <text:p text:style-name="P30">If we are unhappy with how the team is handled in any way, we will let the other’s know. The teamleader will try to resolve the conflict.</text:p>
        </text:list-item>
        <text:list-item>
          <text:p text:style-name="P30">We will not wait until the last minute to hand in our work. The person responsible for the current presentation should have everything they need to prepare at least 24, better 42 hours before it has to be uploaded to moodle.</text:p>
        </text:list-item>
        <text:list-item>
          <text:p text:style-name="P30">We will stay informed and catch up with our teammember’s work so wee have an idea how the project in general is doing.</text:p>
        </text:list-item>
        <text:list-item>
          <text:p text:style-name="P30">We will pull our weight and reliably finish our tasks.</text:p>
        </text:list-item>
        <text:list-item>
          <text:p text:style-name="P30"><text:soft-page-break/>If we are in trouble we will let the team know ASAP so someone can help.</text:p>
        </text:list-item>
        <text:list-item>
          <text:p text:style-name="P30">If we are unavailable for a whil<text:span text:style-name="T4">e</text:span> or have <text:span text:style-name="T4">to </text:span>miss a meeting <text:span text:style-name="T4">we will let the others know as soon as we know.</text:span></text:p>
        </text:list-item>
        <text:list-item>
          <text:p text:style-name="P31">We will read up on the knowledge we need to complete tasks ahead of the teammeeting.</text:p>
        </text:list-item>
      </text:list>
      <text:p text:style-name="P4"/>
      <text:p text:style-name="P8">Project Quality Criteria</text:p>
      <text:p text:style-name="P3"/>
      <text:p text:style-name="P4">The conceptual model is verified by predicting the crossroads behaviour with the petry-net and checking if it behaves accordingly.</text:p>
      <text:p text:style-name="P4">Face validity is given by using common sense and comparison of theoretical results of a simple case.</text:p>
      <text:p text:style-name="P6">Historical Input data can further be used to validate the experiment. Since there may be a lack of data a input-output-transformation will be prepared as backup.</text:p>
      <text:p text:style-name="P6"/>
      <text:p text:style-name="P25">Software Performance Criteria </text:p>
      <text:list xml:id="list603578800" text:style-name="L4">
        <text:list-item>
          <text:p text:style-name="P32">The software represents the conceptual model correctly </text:p>
        </text:list-item>
        <text:list-item>
          <text:p text:style-name="P32">It <text:span text:style-name="T8">is </text:span>understandable, Parameters <text:span text:style-name="T8">have fitting names </text:span></text:p>
        </text:list-item>
        <text:list-item>
          <text:p text:style-name="P33">It is modifiable for different experiments</text:p>
        </text:list-item>
        <text:list-item>
          <text:p text:style-name="P33">It is reliable that the input is used correctly and the output data is useful for the project</text:p>
        </text:list-item>
        <text:list-item>
          <text:p text:style-name="P33">the software runs without errors and ends after a fitting amount of time</text:p>
        </text:list-item>
      </text:list>
      <text:p text:style-name="P15"><text:s/></text:p>
      <text:p text:style-name="Text_20_body"/>
      <text:p text:style-name="Text_20_body"><text:span text:style-name="Strong_20_Emphasi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5:28:31.907269866</meta:creation-date>
    <dc:date>2023-04-18T12:32:37.404364244</dc:date>
    <meta:editing-duration>PT1H3M46S</meta:editing-duration>
    <meta:editing-cycles>13</meta:editing-cycles>
    <meta:generator>LibreOffice/7.3.7.2$Linux_X86_64 LibreOffice_project/30$Build-2</meta:generator>
    <meta:document-statistic meta:table-count="0" meta:image-count="0" meta:object-count="0" meta:page-count="4" meta:paragraph-count="82" meta:word-count="1039" meta:character-count="5960" meta:non-whitespace-character-count="5001"/>
  </office:meta>
</office:document-meta>
</file>